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23-03-0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22-03-1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868" calcext:value-type="float">
            <text:p>56.9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4462" calcext:value-type="float">
            <text:p>57.54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83483636364" calcext:value-type="float">
            <text:p>57.92834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658100225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4" meta:object-count="0"/>
    <meta:user-defined meta:name="AppVersion">3.0</meta:user-defined>
  </office:meta>
</office:document-meta>
</file>